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8209" officeooo:paragraph-rsid="00048209"/>
    </style:style>
    <style:style style:name="P2" style:family="paragraph" style:parent-style-name="Standard">
      <style:text-properties officeooo:rsid="00050d6c" officeooo:paragraph-rsid="00050d6c"/>
    </style:style>
    <style:style style:name="P3" style:family="paragraph" style:parent-style-name="Standard">
      <style:text-properties officeooo:rsid="00069cf4" officeooo:paragraph-rsid="00069cf4"/>
    </style:style>
    <style:style style:name="P4" style:family="paragraph" style:parent-style-name="Standard">
      <style:text-properties officeooo:rsid="00071348" officeooo:paragraph-rsid="00050d6c"/>
    </style:style>
    <style:style style:name="P5" style:family="paragraph" style:parent-style-name="Standard">
      <style:text-properties officeooo:rsid="00071348" officeooo:paragraph-rsid="00071348"/>
    </style:style>
    <style:style style:name="P6" style:family="paragraph" style:parent-style-name="Standard">
      <style:text-properties officeooo:rsid="0008b09c" officeooo:paragraph-rsid="0008b09c"/>
    </style:style>
    <style:style style:name="P7" style:family="paragraph" style:parent-style-name="Standard">
      <style:text-properties officeooo:rsid="00099ec9" officeooo:paragraph-rsid="00099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são estudo dirigido</text:p>
      <text:p text:style-name="P1"/>
      <text:p text:style-name="P1">2) considerando que os dados de produtos de um supermercado seja guardados em um vetor de produtos e que para cada produto são guardados nome do produtos, fabricante e valor, escreva o código de uma ordenação por inserção diret nesse vetor considerando como chave o valor do produto.</text:p>
      <text:p text:style-name="P1">Resposta:</text:p>
      <text:p text:style-name="P1"/>
      <text:p text:style-name="P1">#incllude &lt;stdio.h&gt;</text:p>
      <text:p text:style-name="P1"/>
      <text:p text:style-name="P1">x</text:p>
      <text:p text:style-name="P1">const int tamanho = 10;</text:p>
      <text:p text:style-name="P1"/>
      <text:p text:style-name="P1">typedef struct produto{</text:p>
      <text:p text:style-name="P1"><text:tab/>char nome[30],fabricante[30];</text:p>
      <text:p text:style-name="P1"><text:tab/>flot valor;</text:p>
      <text:p text:style-name="P1">} Produto;</text:p>
      <text:p text:style-name="P1"/>
      <text:p text:style-name="P1">void lerVetor(Produto *vetor){</text:p>
      <text:p text:style-name="P1"><text:tab/>int x;</text:p>
      <text:p text:style-name="P1"><text:tab/>for(x=0; x&lt;tamanho; x++){</text:p>
      <text:p text:style-name="P1"><text:tab/>printf(“\\nDigite o nome do produto %d:”, x+1);</text:p>
      <text:p text:style-name="P1"><text:tab/>fflush(stdin);</text:p>
      <text:p text:style-name="P1"><text:tab/>gets(vetor[x].nome);</text:p>
      <text:p text:style-name="P1"><text:tab/>printf(“\nDigite o nome do fabricante: “);</text:p>
      <text:p text:style-name="P1"><text:tab/>gets(vetor[x].fabricante);</text:p>
      <text:p text:style-name="P1"><text:tab/>printf(“\nDigite o valor do produto: “);</text:p>
      <text:p text:style-name="P1"><text:tab/>scanf(“%f”,&amp;vetor[x].valor);</text:p>
      <text:p text:style-name="P1">}</text:p>
      <text:p text:style-name="P1"/>
      <text:p text:style-name="P1">void mostraVetor(Produto *vetor){</text:p>
      <text:p text:style-name="P1"><text:tab/>int x;</text:p>
      <text:p text:style-name="P1"><text:tab/>printf(“\nElementos do vetor: \n”);</text:p>
      <text:p text:style-name="P1"><text:tab/>for(x=0; x&lt;tamanho; x++){</text:p>
      <text:p text:style-name="P1"><text:tab/>printf(“\n%20s - %20s. Valor: %6.2f”,vetor[x].nome, vetor[x].fabricante,vetor[x].valor);</text:p>
      <text:p text:style-name="P1">}}</text:p>
      <text:p text:style-name="P1"/>
      <text:p text:style-name="P2">void insercaoDireta(Produto *vetor){</text:p>
      <text:p text:style-name="P2"><text:tab/>int i,k;</text:p>
      <text:p text:style-name="P2"><text:tab/>Produto temp;</text:p>
      <text:p text:style-name="P2"><text:tab/>for(i=1; i&lt;tamanho; i++){</text:p>
      <text:p text:style-name="P2"><text:tab/>k=i;</text:p>
      <text:p text:style-name="P2"><text:tab/>temp=vetor[i];</text:p>
      <text:p text:style-name="P2"><text:tab/>while(k&gt;0) &amp;&amp; (temp.valor)&gt;vetor[k-1].valor)){</text:p>
      <text:p text:style-name="P2"><text:tab/>vetor[k] = vetor[k-1];</text:p>
      <text:p text:style-name="P2"><text:tab/>k--;</text:p>
      <text:p text:style-name="P2">}</text:p>
      <text:p text:style-name="P3">vetor[k] = temp;</text:p>
      <text:p text:style-name="P2">}</text:p>
      <text:p text:style-name="P2">}</text:p>
      <text:p text:style-name="P4"/>
      <text:p text:style-name="P5">4)Responda as seguintes questões</text:p>
      <text:p text:style-name="P5"><text:soft-page-break/>a) Explique porque os algoritmos mostrado no slide fazem ordenação de conjuntos de números inteiros.</text:p>
      <text:p text:style-name="P5"/>
      <text:p text:style-name="P5">R__ Porque o objetivo do slide é mostrar o raciocínio necessário para fazer a ordenação. Com relação ao raciocínio é indiferente se o algoritmo é feito com números interios ou com uma chave de uma estrutura de dados complexa. Assim, os conjunstos de inteiros são usados por serem uma ferramenta mais simples para estudar esses algoritmos.</text:p>
      <text:p text:style-name="P5"/>
      <text:p text:style-name="P5"/>
      <text:p text:style-name="P5"/>
      <text:p text:style-name="P5">b) A seu ver qual seria a vantagem do algoritmo Selecao Direta em relação aos dois algoritmos de ordenação por bolha vistos? </text:p>
      <text:p text:style-name="P5">R__ No algoritmo de seleção direta em lugar de se estar fazendo trocas nos dados, a cada teste, faz-se apenas trocas no índice. A troca no dado é feita somente após se decidir qual o menor item. Sendo considerado que o dado pode ser grande, contendo vários campos, fazer trocas nos índices demanda menor gasto de processamento o que torna o algoritmo mais eficiente.</text:p>
      <text:p text:style-name="P5"/>
      <text:p text:style-name="P5">c) Faça um comparativo de vantagens e desvantagens nos três métodos de ordenação recursivos vistos.</text:p>
      <text:p text:style-name="P5"/>
      <text:p text:style-name="P5">R__ O método de ordenação por quickSort é o mais simples dos três, sendo rápido em grande parte dos casos, possuindo complexidade média de ordem N log N. O problema do quicksort é que a complexidade de seu pior caso é de ordem n^2 ou seja, nesses casos ele apresenta complexidade semelhante aos métodos não recursivos. O mergeSort consegue manter complexiade de ordem N log N em qualquer csao, entretanto tem a desvantagem de usarum vetor auxiliar para a ordenação. O algoritmo Heap Sort tem desempenho praticalmente igual tanto no caso médio quanto no pior caso, que é da ordem de N log N e não usa vetor auxiliar. Sua desvantagem é a complexibilidade de escrita de codigo.</text:p>
      <text:p text:style-name="P5"/>
      <text:p text:style-name="P6">d) Explique como é feito o algoritmo de Floid Base para cima.</text:p>
      <text:p text:style-name="P6"/>
      <text:p text:style-name="P6">R__ Inicia o algoritmo percorrendo todos os pais da arvores, indo do ultimo até a raiz. Cada vez que encontar um poai com um filho maior que ele troca-se o vlaor do pai pelo do seu maior filho. Após todos os pais terem sido percorridos a árvores será um heap, troca-se então o valor da raiz da arvores com o de seu ultimo filho e poda esse nó. Começa tudo de novo, considerando um conjunto de n-1 elementos.</text:p>
      <text:p text:style-name="P6"/>
      <text:p text:style-name="P7">e) Explique quais são as dificuldades de se usar métodos empíricos para medir a complexidade de dois algoritmos distintos criados para resolver o mesmo problema.</text:p>
      <text:p text:style-name="P7"/>
      <text:p text:style-name="P7">R__ As dificuldades são que os resultador desses dois algoritmos são dependentes do compilador e hardware. Questões como processador usado e quantidade de memória podem influenciar diretamente na velocidade de excecução dos programas. O conjunto de dados de entrada também pode influenciar nesse aspecto. Assim para realizar uma medição empirica coerente os programas deveriam ser traduzidos pelo mesmo compilador, ser executados na mesma máquina ou em máquinas de mesma configuração e rodar com o mesmo conjunto de dados de entrada.</text:p>
      <text:p text:style-name="P7"/>
      <text:p text:style-name="P7">g) Explique o que seria chamado de melhor caso e pior caso de processamento de um algoritmo.</text:p>
      <text:p text:style-name="P7"/>
      <text:p text:style-name="P7">R__ O melhor caso de um algoritmo é aquele onde sua execução ocorre com o menor número de instruções possível, já o pior caso é aquele onde a execução ocorre com o maior número de <text:soft-page-break/>instruções possível. Na prática, normalmente o mais importante é saber como o algoritmo se comporta no seu pior cas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1T23:32:24.001000000</meta:creation-date>
    <dc:date>2024-02-02T00:01:53.862000000</dc:date>
    <meta:editing-duration>PT29M29S</meta:editing-duration>
    <meta:editing-cycles>6</meta:editing-cycles>
    <meta:generator>LibreOffice/7.6.4.1$Windows_X86_64 LibreOffice_project/e19e193f88cd6c0525a17fb7a176ed8e6a3e2aa1</meta:generator>
    <meta:document-statistic meta:table-count="0" meta:image-count="0" meta:object-count="0" meta:page-count="3" meta:paragraph-count="53" meta:word-count="706" meta:character-count="4398" meta:non-whitespace-character-count="3722"/>
  </office:meta>
</office:document-meta>
</file>